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rl-tb"/>
    </style:style>
    <style:style style:name="Table2.A" style:family="table-column">
      <style:table-column-properties style:column-width="1.3806in" style:rel-column-width="1988*"/>
    </style:style>
    <style:style style:name="Table2.B" style:family="table-column">
      <style:table-column-properties style:column-width="5.3125in" style:rel-column-width="7650*"/>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ae6a1" officeooo:paragraph-rsid="001ae6a1"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font-name="b nazanin" style:font-name-complex="b nazanin"/>
    </style:style>
    <style:style style:name="P8" style:family="paragraph" style:parent-style-name="Standard">
      <style:paragraph-properties fo:text-align="end" style:justify-single-word="false" style:writing-mode="rl-tb"/>
      <style:text-properties style:font-name="b nazanin" officeooo:paragraph-rsid="00179abc" style:font-name-complex="b nazanin"/>
    </style:style>
    <style:style style:name="P9" style:family="paragraph" style:parent-style-name="Standard">
      <style:paragraph-properties fo:text-align="end" style:justify-single-word="false" style:writing-mode="rl-tb"/>
      <style:text-properties style:font-name="b nazanin" officeooo:paragraph-rsid="0018a77d" style:font-name-complex="b nazanin"/>
    </style:style>
    <style:style style:name="P10" style:family="paragraph" style:parent-style-name="Standard">
      <style:paragraph-properties fo:text-align="end" style:justify-single-word="false" style:writing-mode="rl-tb"/>
      <style:text-properties style:font-name="b nazanin" officeooo:paragraph-rsid="001ae6a1" style:font-name-complex="b nazanin"/>
    </style:style>
    <style:style style:name="P11" style:family="paragraph" style:parent-style-name="Standard">
      <style:paragraph-properties fo:text-align="end" style:justify-single-word="false" style:writing-mode="rl-tb"/>
      <style:text-properties style:font-name="b nazanin" officeooo:rsid="00179abc" officeooo:paragraph-rsid="00179abc" style:font-name-complex="b nazanin"/>
    </style:style>
    <style:style style:name="P12" style:family="paragraph" style:parent-style-name="Standard">
      <style:paragraph-properties fo:text-align="end" style:justify-single-word="false" style:writing-mode="rl-tb"/>
      <style:text-properties style:font-name="b nazanin" officeooo:rsid="001976e8" officeooo:paragraph-rsid="001976e8" style:font-name-complex="b nazanin"/>
    </style:style>
    <style:style style:name="P13" style:family="paragraph" style:parent-style-name="Standard">
      <style:paragraph-properties fo:text-align="end" style:justify-single-word="false" style:writing-mode="rl-tb"/>
      <style:text-properties style:font-name="b nazanin" officeooo:rsid="0018a77d" officeooo:paragraph-rsid="0018a77d" style:font-name-complex="b nazanin"/>
    </style:style>
    <style:style style:name="P14" style:family="paragraph" style:parent-style-name="Standard">
      <style:paragraph-properties fo:text-align="end" style:justify-single-word="false" style:writing-mode="rl-tb"/>
      <style:text-properties style:font-name="b nazanin" officeooo:rsid="001ae6a1" officeooo:paragraph-rsid="001ae6a1" style:font-name-complex="b nazanin"/>
    </style:style>
    <style:style style:name="P15"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6" style:family="paragraph" style:parent-style-name="Table_20_Contents">
      <style:paragraph-properties fo:text-align="center" style:justify-single-word="false" style:writing-mode="rl-tb"/>
      <style:text-properties officeooo:rsid="001e1e86" officeooo:paragraph-rsid="001e1e86"/>
    </style:style>
    <style:style style:name="P17" style:family="paragraph" style:parent-style-name="Table_20_Contents">
      <style:paragraph-properties fo:text-align="end" style:justify-single-word="false" style:writing-mode="rl-tb"/>
      <style:text-properties officeooo:rsid="001e1e86" officeooo:paragraph-rsid="001e1e86"/>
    </style:style>
    <style:style style:name="P18" style:family="paragraph" style:parent-style-name="Table_20_Contents">
      <style:paragraph-properties fo:text-align="end" style:justify-single-word="false" style:writing-mode="rl-tb"/>
      <style:text-properties officeooo:paragraph-rsid="0020583f"/>
    </style:style>
    <style:style style:name="P19" style:family="paragraph" style:parent-style-name="Table_20_Contents">
      <style:paragraph-properties fo:text-align="end" style:justify-single-word="false" style:writing-mode="rl-tb"/>
      <style:text-properties officeooo:rsid="001f0ba7" officeooo:paragraph-rsid="001f0ba7"/>
    </style:style>
    <style:style style:name="P20" style:family="paragraph" style:parent-style-name="Table_20_Contents">
      <style:paragraph-properties fo:text-align="end" style:justify-single-word="false" style:writing-mode="rl-tb"/>
      <style:text-properties officeooo:rsid="0020583f" officeooo:paragraph-rsid="0020583f"/>
    </style:style>
    <style:style style:name="P21" style:family="paragraph" style:parent-style-name="Table_20_Contents">
      <style:paragraph-properties fo:text-align="end" style:justify-single-word="false" style:writing-mode="rl-tb"/>
      <style:text-properties officeooo:rsid="0020a833" officeooo:paragraph-rsid="0020a833"/>
    </style:style>
    <style:style style:name="P22" style:family="paragraph" style:parent-style-name="Table_20_Contents">
      <style:paragraph-properties fo:text-align="end" style:justify-single-word="false" style:writing-mode="rl-tb"/>
      <style:text-properties officeooo:rsid="00219107" officeooo:paragraph-rsid="00219107"/>
    </style:style>
    <style:style style:name="P23" style:family="paragraph" style:parent-style-name="Table_20_Contents">
      <style:paragraph-properties fo:text-align="end" style:justify-single-word="false" style:writing-mode="rl-tb"/>
      <style:text-properties officeooo:rsid="002279c3" officeooo:paragraph-rsid="002279c3"/>
    </style:style>
    <style:style style:name="P24" style:family="paragraph" style:parent-style-name="Text_20_body">
      <style:paragraph-properties fo:text-align="end" style:justify-single-word="false" style:writing-mode="rl-tb"/>
      <style:text-properties officeooo:rsid="002279c3" officeooo:paragraph-rsid="0022845b"/>
    </style:style>
    <style:style style:name="P25" style:family="paragraph" style:parent-style-name="Text_20_body">
      <style:paragraph-properties fo:text-align="end" style:justify-single-word="false" style:writing-mode="rl-tb"/>
      <style:text-properties officeooo:rsid="002812ac" officeooo:paragraph-rsid="002812ac"/>
    </style:style>
    <style:style style:name="P26" style:family="paragraph" style:parent-style-name="Table_20_Contents">
      <style:paragraph-properties fo:text-align="center" style:justify-single-word="false"/>
      <style:text-properties officeooo:rsid="001e1e86" officeooo:paragraph-rsid="001e1e86"/>
    </style:style>
    <style:style style:name="P27"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28" style:family="paragraph" style:parent-style-name="Standard" style:master-page-name="Standard">
      <style:paragraph-properties fo:text-align="end" style:justify-single-word="false" style:page-number="auto" style:writing-mode="rl-tb"/>
      <style:text-properties officeooo:paragraph-rsid="001b5a19"/>
    </style:style>
    <style:style style:name="P2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2"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028d036" officeooo:paragraph-rsid="0028d036"/>
    </style:style>
    <style:style style:name="P35" style:family="paragraph" style:parent-style-name="Table_20_Contents">
      <style:paragraph-properties fo:text-align="center" style:justify-single-word="false" style:writing-mode="rl-tb"/>
      <style:text-properties officeooo:rsid="0028d036" officeooo:paragraph-rsid="0028d036"/>
    </style:style>
    <style:style style:name="P36" style:family="paragraph" style:parent-style-name="Table_20_Contents">
      <style:paragraph-properties fo:text-align="end" style:justify-single-word="false" style:writing-mode="rl-tb"/>
      <style:text-properties officeooo:rsid="0028d036" officeooo:paragraph-rsid="0028d036"/>
    </style:style>
    <style:style style:name="P37" style:family="paragraph" style:parent-style-name="Table_20_Contents">
      <style:paragraph-properties fo:text-align="end" style:justify-single-word="false" style:writing-mode="rl-tb"/>
      <style:text-properties officeooo:paragraph-rsid="002bfdef"/>
    </style:style>
    <style:style style:name="P38" style:family="paragraph" style:parent-style-name="Table_20_Contents">
      <style:paragraph-properties fo:text-align="end" style:justify-single-word="false" style:writing-mode="rl-tb"/>
      <style:text-properties officeooo:rsid="0029f1e7" officeooo:paragraph-rsid="0029f1e7"/>
    </style:style>
    <style:style style:name="P39"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40"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41"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officeooo:rsid="0015f54a"/>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fo:language="en" fo:country="US" style:letter-kerning="true" style:font-name-asian="Noto Serif CJK SC" style:language-asian="zh" style:country-asian="CN" style:language-complex="hi" style:country-complex="IN"/>
    </style:style>
    <style:style style:name="T8"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9"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0" style:family="text">
      <style:text-properties style:use-window-font-color="true" fo:font-size="12pt" fo:language="en" fo:country="US" officeooo:rsid="0015f54a" style:letter-kerning="true" style:font-name-asian="Noto Serif CJK SC" style:font-size-asian="12pt" style:language-asian="zh" style:country-asian="CN" style:font-size-complex="12pt" style:language-complex="hi" style:country-complex="IN"/>
    </style:style>
    <style:style style:name="T11" style:family="text">
      <style:text-properties style:use-window-font-color="true" fo:font-size="12pt" fo:language="en" fo:country="US" officeooo:rsid="001976e8" style:letter-kerning="true" style:font-name-asian="Noto Serif CJK SC" style:font-size-asian="12pt" style:language-asian="zh" style:country-asian="CN" style:font-size-complex="12pt" style:language-complex="hi" style:country-complex="IN"/>
    </style:style>
    <style:style style:name="T12" style:family="text">
      <style:text-properties style:use-window-font-color="true" fo:font-size="12pt" fo:language="en" fo:country="US" officeooo:rsid="0018a77d" style:letter-kerning="true" style:font-name-asian="Noto Serif CJK SC" style:font-size-asian="12pt" style:language-asian="zh" style:country-asian="CN" style:font-size-complex="12pt" style:language-complex="hi" style:country-complex="IN"/>
    </style:style>
    <style:style style:name="T13" style:family="text">
      <style:text-properties style:use-window-font-color="true" fo:font-size="12pt" fo:language="en" fo:country="US" officeooo:rsid="001ae6a1" style:letter-kerning="true" style:font-name-asian="Noto Serif CJK SC" style:font-size-asian="12pt" style:language-asian="zh" style:country-asian="CN" style:font-size-complex="12pt" style:language-complex="hi" style:country-complex="IN"/>
    </style:style>
    <style:style style:name="T14"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5"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6"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7" style:family="text">
      <style:text-properties officeooo:rsid="00179abc"/>
    </style:style>
    <style:style style:name="T18" style:family="text">
      <style:text-properties officeooo:rsid="0018a77d"/>
    </style:style>
    <style:style style:name="T19" style:family="text">
      <style:text-properties officeooo:rsid="001976e8"/>
    </style:style>
    <style:style style:name="T20" style:family="text">
      <style:text-properties officeooo:rsid="001ae6a1"/>
    </style:style>
    <style:style style:name="T21" style:family="text">
      <style:text-properties officeooo:rsid="001f0ba7"/>
    </style:style>
    <style:style style:name="T22" style:family="text">
      <style:text-properties officeooo:rsid="0020583f"/>
    </style:style>
    <style:style style:name="T23" style:family="text">
      <style:text-properties officeooo:rsid="0020a833"/>
    </style:style>
    <style:style style:name="T24" style:family="text">
      <style:text-properties officeooo:rsid="00219107"/>
    </style:style>
    <style:style style:name="T25" style:family="text">
      <style:text-properties officeooo:rsid="002279c3"/>
    </style:style>
    <style:style style:name="T26" style:family="text">
      <style:text-properties officeooo:rsid="0022845b"/>
    </style:style>
    <style:style style:name="T27" style:family="text">
      <style:text-properties officeooo:rsid="0027459e"/>
    </style:style>
    <style:style style:name="T28" style:family="text">
      <style:text-properties officeooo:rsid="0028d036"/>
    </style:style>
    <style:style style:name="T29" style:family="text">
      <style:text-properties officeooo:rsid="0029f1e7"/>
    </style:style>
    <style:style style:name="T30" style:family="text">
      <style:text-properties officeooo:rsid="002a8808"/>
    </style:style>
    <style:style style:name="T31" style:family="text">
      <style:text-properties officeooo:rsid="002bfdef"/>
    </style:style>
    <style:style style:name="T32" style:family="text">
      <style:text-properties officeooo:rsid="002d99c9"/>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4">ع</text:span><text:span text:style-name="T15">نوان: </text:span><text:span text:style-name="T16">مستند تحلیل اینترنت بانک</text:span></text:p>
      <text:p text:style-name="P3"/>
      <text:p text:style-name="P3">توضیح: در این سند use case های مختلف در اینترنت بانک تشریح شده است.</text:p>
      <text:p text:style-name="P3"/>
      <text:p text:style-name="P3">Actor: مشتری ای که قبلًا در بانک حساب باز کرده است.</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نویسنده: مهدی کرمی</text:p>
      <text:p text:style-name="P4"><text:soft-page-break/></text:p>
      <text:p text:style-name="P4">فهرست:</text:p>
      <text:p text:style-name="P4"/>
      <text:p text:style-name="P15"><text:span text:style-name="T9">use case</text:span><text:span text:style-name="T7"> ثبت نام………………………………… ………… </text:span><text:span text:style-name="T8">3</text:span></text:p>
      <text:p text:style-name="P31">use case ورود……….…………………………………….….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ثبت نام:</text:p>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26">Use case</text:p>
          </table:table-cell>
          <table:table-cell table:style-name="Table1.B5" office:value-type="string">
            <text:p text:style-name="P27">Sign Upثبت نام یا </text:p>
          </table:table-cell>
        </table:table-row>
        <table:table-row>
          <table:table-cell table:style-name="Table1.A5" office:value-type="string">
            <text:p text:style-name="P26">توضیح</text:p>
          </table:table-cell>
          <table:table-cell table:style-name="Table1.B5" office:value-type="string">
            <text:p text:style-name="P16">در این نوع use case مشتری مراحل ثبت نام را انجام می دهد.</text:p>
          </table:table-cell>
        </table:table-row>
        <table:table-row>
          <table:table-cell table:style-name="Table1.A5" office:value-type="string">
            <text:p text:style-name="P26">Actor</text:p>
          </table:table-cell>
          <table:table-cell table:style-name="Table1.B5" office:value-type="string">
            <text:p text:style-name="P16">مشتری که قبلا در بانک یک حساب باز کرده و در ا<text:span text:style-name="T22">ین مرحله</text:span> کاربر مهمان نامیده می شود.</text:p>
          </table:table-cell>
        </table:table-row>
        <table:table-row>
          <table:table-cell table:style-name="Table1.A5" office:value-type="string">
            <text:p text:style-name="P26">شرح عملیات</text:p>
          </table:table-cell>
          <table:table-cell table:style-name="Table1.B5" office:value-type="string">
            <text:p text:style-name="P17">1- کاربر مهمان صفحه مرورگر را باز کرده و وارد سایت localhost می شود.</text:p>
            <text:p text:style-name="P17">2- <text:span text:style-name="T21">صفحه خوش آمدگویی بانک ظاهر می شود.</text:span></text:p>
            <text:p text:style-name="P19">3- به منظور ثبت نام و استفاده از عملیات های مختلف بانکی بر روی لینک ثبت نام کلیک می کند.</text:p>
            <text:p text:style-name="P19">4- صفحه شروع ثبت نام ظاهر می شود.</text:p>
            <text:p text:style-name="P19">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19">6- <text:span text:style-name="T22">یک رمز OTP یا شناسه رمز یک بار مصرف 5 رقمه به تلفن همراه ثبت شده ارسال خواهد شد.</text:span></text:p>
            <text:p text:style-name="P20">7- صفحه جدید به منظور مرحله دوم ثبت نام ظاهر می شود.</text:p>
            <text:p text:style-name="P18"><text:span text:style-name="T22">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22"> وارد کردن حرف در باکس های تاریخ تولد انجام می شود.</text:span></text:p>
            <text:p text:style-name="P18"><text:span text:style-name="T22">9- </text:span><text:span text:style-name="T23">صفحه جدید به منظور </text:span><text:span text:style-name="T2">بررسی</text:span><text:span text:style-name="T23"> اطلاعات کارت ظاهر می شوذ.</text:span></text:p>
            <text:p text:style-name="P21">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21">11- در باکس بعدی همین صفحه کاربر باید <text:span text:style-name="T27">CVV2 را وارد کند.</text:span></text:p>
            <text:p text:style-name="P21">12- سپس کاربر باید با کلیک بر روی درخواست رمز پویا، درخواست رمز پویای یک بار مصرف <text:span text:style-name="T24">کند.</text:span></text:p>
            <text:p text:style-name="P22">13- <text:span text:style-name="T23">پ</text:span>یغام رمز <text:span text:style-name="T23">پ</text:span>ویا هفت رقمه برای کاربر ارسال می شود.</text:p>
            <text:p text:style-name="P22">14- کاربر باید رمز را در باکس مربوطه وارد نماید.</text:p>
            <text:p text:style-name="P22">15- در نهایت کاربر دکمه بررسی کارت را باید تایید کند.</text:p>
            <text:p text:style-name="P22">16- در این مرحله صفحه <text:span text:style-name="T23">پ</text:span>ایان ثبت نام ظاهر می شود.</text:p>
            <text:p text:style-name="P22">17- کاربر باید نام کاربری<text:span text:style-name="T23">،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25">)</text:span></text:p>
            <text:p text:style-name="P23">18- رمز عبور باید شامل قوانین زیر باشد:</text:p>
            <text:p text:style-name="P23"/>
            <text:list xml:id="list328250462" text:style-name="L1">
              <text:list-item>
                <text:p text:style-name="P39"><text:soft-page-break/>رمز عبور شما باید حداقل 8 کاراکتر باشد. </text:p>
              </text:list-item>
              <text:list-item>
                <text:p text:style-name="P40">رمز عبور شما باید شامل عدد باشد. </text:p>
              </text:list-item>
              <text:list-item>
                <text:p text:style-name="P40">رمز عبور شما باید شامل حروف کوچک و بزرگ انگلیسی باشد. </text:p>
              </text:list-item>
              <text:list-item>
                <text:p text:style-name="P40">رمز عبور شما نباید شامل نام کاربری شما باشد. (اشتراک 3 کاراکتر و بیشتر مجاز نمی باشد) </text:p>
              </text:list-item>
              <text:list-item>
                <text:p text:style-name="P40">رمز عبور شما نباید شامل شماره تلفن همراه خودتان باشد. </text:p>
              </text:list-item>
              <text:list-item>
                <text:p text:style-name="P40">رمز عبور شما نباید شامل کد ملی خودتان باشد. </text:p>
              </text:list-item>
              <text:list-item>
                <text:p text:style-name="P40">رمز عبور و تکرار رمز عبور شما باید یکسان باشد. </text:p>
              </text:list-item>
              <text:list-item>
                <text:p text:style-name="P41">توصیه می شود حداقل از یکی از علایم خاص شامل <text:span text:style-name="Strong_20_Emphasis">} { ] [ _ ~ ! @ # $ % ^ &amp; * ( )</text:span> در رمز عبور استفاده شود. </text:p>
              </text:list-item>
            </text:list>
            <text:p text:style-name="P24">19- <text:span text:style-name="T26">در نهایت با زدن دکمه </text:span><text:span text:style-name="T23">پ</text:span><text:span text:style-name="T26">ایان ثبت نام توسط کاربر عملیات به </text:span><text:span text:style-name="T23">پ</text:span><text:span text:style-name="T26">ایان می رسد و </text:span><text:span text:style-name="T23">پ</text:span><text:span text:style-name="T26">یغام "عملیات با موفقیت ثبت شد و </text:span><text:span text:style-name="T23">پ</text:span><text:span text:style-name="T26">روفایل شما بعد از شش ساعت فعال خواهد شد" ظاهر می شود.</text:span></text:p>
            <text:p text:style-name="P25">20- صفحه خوش آمدگویی اول ظاهر می شود.</text:p>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soft-page-break/>ورود:</text:p>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33"><text:s/><text:span text:style-name="T28">Use case</text:span></text:p>
          </table:table-cell>
          <table:table-cell table:style-name="Table2.B5" office:value-type="string">
            <text:p text:style-name="P35">ورود یا Login</text:p>
          </table:table-cell>
        </table:table-row>
        <table:table-row>
          <table:table-cell table:style-name="Table2.A5" office:value-type="string">
            <text:p text:style-name="P34">توضیح</text:p>
          </table:table-cell>
          <table:table-cell table:style-name="Table2.B5" office:value-type="string">
            <text:p text:style-name="P36">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34">Actor</text:p>
          </table:table-cell>
          <table:table-cell table:style-name="Table2.B5" office:value-type="string">
            <text:p text:style-name="P36">از این Use case به بعد، به کاربر مهمانی که قبلاً ثبت نام کرده، مشتری گفته می شود.</text:p>
          </table:table-cell>
        </table:table-row>
        <table:table-row>
          <table:table-cell table:style-name="Table2.A5" office:value-type="string">
            <text:p text:style-name="P34">شرح عملیات</text:p>
          </table:table-cell>
          <table:table-cell table:style-name="Table2.B5" office:value-type="string">
            <text:p text:style-name="P36">1- <text:span text:style-name="T29">ابتدا مشتری وارد سایت localhost می شود.</text:span></text:p>
            <text:p text:style-name="P38">2- صفحه ورود مشتری ظاهر می شود.</text:p>
            <text:p text:style-name="P38">3- مشتری باید نام کاربری و رمز عبور خود را که در Use case ثبت نام ساخته است، وارد نماید و سپس بر روی دکمه ورود <text:span text:style-name="T30">به سامانه</text:span> کلیک کند.</text:p>
            <text:p text:style-name="P38">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30">کردن</text:span> آن نیازی به تایید دکمه ای که نشان دهد مقدار <text:s/>را وارد کرده است، نخواهد بود. وب سایت به صورت دینامیک پس از وارد کردن مقادیر، <text:span text:style-name="T30">وضعیت صحت آن را بررسی می کند.</text:span></text:p>
            <text:p text:style-name="P37"><text:span text:style-name="T30">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able:table-cell>
        </table:table-row>
      </table:table>
      <text:p text:style-name="P3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10">Use case</text:span> شماره یک:</text:p>
      <text:p text:style-name="P7">عملیات Sign Up در سایت</text:p>
      <text:p text:style-name="P7">مراحل عملیات: </text:p>
      <text:p text:style-name="P7">1- کاربر ابتدا جهت ثبت نام وارد سایت می شود.</text:p>
      <text:p text:style-name="P7">2- سیستم فرم مربوطه را نشان می دهد.</text:p>
      <text:p text:style-name="P7">3- کاربر ابتدا کد ملی و شماره تلفن همراه خود را وارد می نماید.</text:p>
      <text:p text:style-name="P7">4- رابط کاربری شماره موبایل را دریافت کرده و به سیستم می فرستد که کد OTP ارسال شود.</text:p>
      <text:p text:style-name="P7">5- کاربر باید کد OTP را در مدت 90 ثانیه وارد نماید.</text:p>
      <text:p text:style-name="P7">6- سیستم کد را چک کرده در صورت valid بودن فرم مشخصات را توسط رابط کاربری به نمایش می گذارد.</text:p>
      <text:p text:style-name="P7">7- کاربر اطلاعات شخصی از قبیل نام-نام خانوادگی-آدرس-تلفن-مشخصات کارت-رمز عبور برای لاگین و تکرار رمز عبور را وارد می کند و سپس اطلاعات به سیستم ارسال می شود.</text:p>
      <text:p text:style-name="P7">8- سیستم اطلاعات <text:span text:style-name="T1">کاربر و</text:span> کارت را به دیتابیس ارسال کرده و چک می کند.</text:p>
      <text:p text:style-name="P7"><text:soft-page-break/>9- اگر کارت و اطلاعات کاربر در سیستم دیتابیس بانک ثبت شده باشد سیستم پیغام <text:span text:style-name="T10">"عملیات با موفقیت انجام شد"</text:span> می دهد.</text:p>
      <text:p text:style-name="P7"/>
      <text:p text:style-name="P11">Use case شماره دو:</text:p>
      <text:p text:style-name="P11">عملیات Login in</text:p>
      <text:p text:style-name="P11">مراحل عملیات:</text:p>
      <text:p text:style-name="P11">1- User name و رمز عبور دریافت می شود.</text:p>
      <text:p text:style-name="P11">2- در صورت valid بودن صفحه ی کاربردی مشتری برای کارهای مختلف ظاهر می شود.</text:p>
      <text:p text:style-name="P11">3- در صورت نامعتبر بودن رمز عبور پیغام "رمز عبور و یا نام کاربری اشتباه است.”</text:p>
      <text:p text:style-name="P11"/>
      <text:p text:style-name="P12">Use case شماره سه:</text:p>
      <text:p text:style-name="P12">عملیات گرفتن موجودی</text:p>
      <text:p text:style-name="P12">مراحل عملیات:</text:p>
      <text:p text:style-name="P12">1- کاربر با زدن دکمه موجودی میزان موجودی به روز شده و سیستم آن را نمایش می دهد.</text:p>
      <text:p text:style-name="P11"/>
      <text:p text:style-name="P8"><text:span text:style-name="T17">Use case شماره </text:span><text:span text:style-name="T11">چهار</text:span><text:span text:style-name="T17">:</text:span></text:p>
      <text:p text:style-name="P11">عملیات شارژ سیم کارت</text:p>
      <text:p text:style-name="P13">مراحل عملیات:</text:p>
      <text:p text:style-name="P13">1- کاربر بر روی شارژ سیم کارت کلیک می کند.</text:p>
      <text:p text:style-name="P9"><text:span text:style-name="T18">2- </text:span><text:span text:style-name="T12">شماره مورد نظر را وارد می نماید.</text:span></text:p>
      <text:p text:style-name="P13">3- کاربر میزان شارژ را انتخاب می کند.</text:p>
      <text:p text:style-name="P13">4- <text:span text:style-name="T19">و در نهایت بر روی تایید نهایید و اعمال شارژ کلیک می کند.</text:span></text:p>
      <text:p text:style-name="P13"/>
      <text:p text:style-name="P12">Use case شماره پنج:</text:p>
      <text:p text:style-name="P12">عملیات انتقال وجه</text:p>
      <text:p text:style-name="P12">مراحل عملیات:</text:p>
      <text:p text:style-name="P12">1- کاربر شماره کارت مقصد را وارد می کند.</text:p>
      <text:p text:style-name="P12">2- مبلغ توسط کاربر وارد می شود.</text:p>
      <text:p text:style-name="P12">3- سپس با زدن دکمه تایید اطلاعات نام و نام خانوادگی دارنده شماره کارت مقصد ظاهر می شود.</text:p>
      <text:p text:style-name="P12">4- در صورت صحیح بودن مشخصات دارنده کارت مقصد کاربر دکمه تایید نهایی را می زند.</text:p>
      <text:p text:style-name="P12">5- در صورت انجام این تراکنش پیغامی مبنی بر موفق بودن عملیات ظاهر می شود در غیر این صورت پیغام تراکنش <text:s/>موففیت آمیز نبود ظاهر می شود.</text:p>
      <text:p text:style-name="P14">6- موجودی هم به روز می شود.</text:p>
      <text:p text:style-name="P12"/>
      <text:p text:style-name="P12"/>
      <text:p text:style-name="P14">Use case شماره پنج:</text:p>
      <text:p text:style-name="P14">عملیات پرداخت قبوض</text:p>
      <text:p text:style-name="P14">مراحل عملیات:</text:p>
      <text:p text:style-name="P14">1- کاربر شناسه قبض را وارد می کند.</text:p>
      <text:p text:style-name="P14">2- سپس شناسه پرداخت وارد می شود.</text:p>
      <text:p text:style-name="P14">3- با زدن دکمه ارسال اطلاعات قبض نمایش داده می شود در صورت وارد کردن اشتباه اطلاعات پیغام اروری مبنی بر این که یکی از وارد اشتباه وارد شده است نمایش داده می شود.</text:p>
      <text:p text:style-name="P10"><text:soft-page-break/><text:span text:style-name="T20">4- در صورت تایید اطلاعات قبض توسط کاربر و زدن دکمه تایید نهایی قبض پرداخت </text:span><text:span text:style-name="T13">می شود.</text:span></text:p>
      <text:p text:style-name="P1">5- موجودی هم به روز می شود.</text:p>
      <text:p text:style-name="P1"/>
      <text:p text:style-name="P1">Use case شماره <text:s/>شش:</text:p>
      <text:p text:style-name="P1">عملیات گردش حساب</text:p>
      <text:p text:style-name="P1">مراحل عملیات:</text:p>
      <text:p text:style-name="P1">1- کاربر بر روی دکمه کلیک می کند.</text:p>
      <text:p text:style-name="P1">2- تعداد آخرین گردش حساب را مشخص می کند و یا اینکه تاریخ آن را فیلتر می کند.</text:p>
      <text:p text:style-name="P1">3- بر روی دکمه نمایش کلیک کرده و سیستم طبق درخواست کاربر تعداد و یا بازه تاریخی مورد نظر را به نمایش می گذار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6-29T22:37:16.691146774</dc:date>
    <meta:editing-cycles>14</meta:editing-cycles>
    <meta:editing-duration>PT52M26S</meta:editing-duration>
    <meta:generator>LibreOffice/6.4.3.2$Linux_X86_64 LibreOffice_project/40$Build-2</meta:generator>
    <meta:document-statistic meta:table-count="2" meta:image-count="0" meta:object-count="0" meta:page-count="8" meta:paragraph-count="109" meta:word-count="1355" meta:character-count="6291" meta:non-whitespace-character-count="5039"/>
  </office:meta>
</office:document-meta>
</file>